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396" calcext:value-type="float">
            <text:p>1396</text:p>
          </table:table-cell>
          <table:table-cell table:style-name="ce7" table:formula="of:=COUNTIF([.B7:.B999998];&quot;X&quot;)" office:value-type="float" office:value="1208" calcext:value-type="float">
            <text:p>1208</text:p>
          </table:table-cell>
          <table:table-cell table:style-name="ce7" table:formula="of:=COUNTIF([.C7:.C999998];&quot;X&quot;)" office:value-type="float" office:value="22" calcext:value-type="float">
            <text:p>22</text:p>
          </table:table-cell>
          <table:table-cell table:style-name="ce7" table:formula="of:=COUNTIF([.D7:.D999998];&quot;X&quot;)" office:value-type="float" office:value="91" calcext:value-type="float">
            <text:p>91</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63" calcext:value-type="float">
            <text:p>163</text:p>
          </table:table-cell>
          <table:table-cell table:style-name="ce25" table:formula="of:=SUM([.B2:.F2])" office:value-type="float" office:value="1485" calcext:value-type="float">
            <text:p>1485</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9]+1" office:value-type="date" office:date-value="2025-07-18" calcext:value-type="date">
            <text:p>1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320]+1" office:value-type="date" office:date-value="2025-07-19" calcext:value-type="date">
            <text:p>1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parcialmente em família e tivemos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21]+1" office:value-type="date" office:date-value="2025-07-20" calcext:value-type="date">
            <text:p>2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2">
          <table:table-cell table:style-name="ce18" table:formula="of:=[.A1322]+1" office:value-type="date" office:date-value="2025-07-21" calcext:value-type="date">
            <text:p>2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23]+1" office:value-type="date" office:date-value="2025-07-22" calcext:value-type="date">
            <text:p>2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24]+1" office:value-type="date" office:date-value="2025-07-23" calcext:value-type="date">
            <text:p>2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25]+1" office:value-type="date" office:date-value="2025-07-24" calcext:value-type="date">
            <text:p>2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326]+1" office:value-type="date" office:date-value="2025-07-25" calcext:value-type="date">
            <text:p>2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327]+1" office:value-type="date" office:date-value="2025-07-26" calcext:value-type="date">
            <text:p>26/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meu aniversário de 43 an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bastante churrasco.</text:p>
          </table:table-cell>
          <table:table-cell table:style-name="ce2" table:number-columns-repeated="16"/>
          <table:table-cell table:number-columns-repeated="998"/>
        </table:table-row>
        <table:table-row table:style-name="ro6">
          <table:table-cell table:style-name="ce6" table:formula="of:=[.A1328]+1" office:value-type="date" office:date-value="2025-07-27" calcext:value-type="date">
            <text:p>27/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surpresa com parabéns pelos irmãos na igreja e 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29]+1" office:value-type="date" office:date-value="2025-07-28" calcext:value-type="date">
            <text:p>2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30]+1" office:value-type="date" office:date-value="2025-07-29" calcext:value-type="date">
            <text:p>29/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pesar de ter feito muitas coisas no trabalho, não consegui até a hora atual, fazer minha tarefa de inglês, terei que fazer tudo correndo e estou muito cansado. Não sei se dará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ada, não consegui fazer praticamente nada. Só correndo o dia inteiro.</text:p>
          </table:table-cell>
          <table:table-cell table:style-name="ce2" table:number-columns-repeated="16"/>
          <table:table-cell table:number-columns-repeated="998"/>
        </table:table-row>
        <table:table-row table:style-name="ro13">
          <table:table-cell table:style-name="ce18" table:formula="of:=[.A1331]+1" office:value-type="date" office:date-value="2025-07-30" calcext:value-type="date">
            <text:p>3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2]+1" office:value-type="date" office:date-value="2025-07-31" calcext:value-type="date">
            <text:p>3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3]+1" office:value-type="date" office:date-value="2025-08-01" calcext:value-type="date">
            <text:p>0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4]+1" office:value-type="date" office:date-value="2025-08-02" calcext:value-type="date">
            <text:p>0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tranquilo de muitas alegrias e celebraçõ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olo de aniversário.</text:p>
          </table:table-cell>
          <table:table-cell table:style-name="ce2" table:number-columns-repeated="16"/>
          <table:table-cell table:number-columns-repeated="998"/>
        </table:table-row>
        <table:table-row table:style-name="ro6">
          <table:table-cell table:style-name="ce6" table:formula="of:=[.A1335]+1" office:value-type="date" office:date-value="2025-08-03" calcext:value-type="date">
            <text:p>03/08/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uito abençoado, parcialmente em família, muito estudo e também atividade físic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18" table:formula="of:=[.A1336]+1" office:value-type="date" office:date-value="2025-08-04" calcext:value-type="date">
            <text:p>0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corrido, colega em férias e todas as sustentações sob minha responsab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37]+1" office:value-type="date" office:date-value="2025-08-05" calcext:value-type="date">
            <text:p>0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dia corrido e várias sustentações em minha responsabilidade, consegui me sa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8]+1" office:value-type="date" office:date-value="2025-08-06" calcext:value-type="date">
            <text:p>0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9]+1" office:value-type="date" office:date-value="2025-08-07" calcext:value-type="date">
            <text:p>0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8">
          <table:table-cell table:style-name="ce18" table:formula="of:=[.A1340]+1" office:value-type="date" office:date-value="2025-08-08" calcext:value-type="date">
            <text:p>0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1]+1" office:value-type="date" office:date-value="2025-08-09" calcext:value-type="date">
            <text:p>09/08/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moções da despedida da irmã Thaís e irmão Elson que vão emb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uito churrasco gaúcho.</text:p>
          </table:table-cell>
          <table:table-cell table:style-name="ce2" table:number-columns-repeated="16"/>
          <table:table-cell table:number-columns-repeated="998"/>
        </table:table-row>
        <table:table-row table:style-name="ro13">
          <table:table-cell table:style-name="ce18" table:formula="of:=[.A1342]+1" office:value-type="date" office:date-value="2025-08-10" calcext:value-type="date">
            <text:p>1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8">
          <table:table-cell table:style-name="ce18" table:formula="of:=[.A1343]+1" office:value-type="date" office:date-value="2025-08-11" calcext:value-type="date">
            <text:p>1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4]+1" office:value-type="date" office:date-value="2025-08-12" calcext:value-type="date">
            <text:p>1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45]+1" office:value-type="date" office:date-value="2025-08-13" calcext:value-type="date">
            <text:p>1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6]+1" office:value-type="date" office:date-value="2025-08-14" calcext:value-type="date">
            <text:p>1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7]+1" office:value-type="date" office:date-value="2025-08-15" calcext:value-type="date">
            <text:p>1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8]+1" office:value-type="date" office:date-value="2025-08-16" calcext:value-type="date">
            <text:p>1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sso PG nos entregou muita bênção e revelações d’A Palavra d’O Senhor, amém.</text:p>
          </table:table-cell>
          <table:table-cell table:style-name="ce2" table:number-columns-repeated="16"/>
          <table:table-cell table:number-columns-repeated="998"/>
        </table:table-row>
        <table:table-row table:style-name="ro13">
          <table:table-cell table:style-name="ce18" table:formula="of:=[.A1349]+1" office:value-type="date" office:date-value="2025-08-17" calcext:value-type="date">
            <text:p>1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quele dia repleto de bênçãos, em família, com muita alegria e estu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0]+1" office:value-type="date" office:date-value="2025-08-18" calcext:value-type="date">
            <text:p>1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1]+1" office:value-type="date" office:date-value="2025-08-19" calcext:value-type="date">
            <text:p>1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2]+1" office:value-type="date" office:date-value="2025-08-20" calcext:value-type="date">
            <text:p>2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21" table:formula="of:=[.A1353]+1" office:value-type="date" office:date-value="2025-08-21" calcext:value-type="date">
            <text:p>21/08/2025</text:p>
          </table:table-cell>
          <table:table-cell table:style-name="ce37" office:value-type="string" calcext:value-type="string">
            <text:p>X</text:p>
          </table:table-cell>
          <table:table-cell table:style-name="ce37" table:number-columns-repeated="4"/>
          <table:table-cell table:style-name="ce49" office:value-type="string" calcext:value-type="string">
            <text:p>Aprendizado e evolução constantes, dia a di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prei um Fusca 76. Ô Glória!! Bem-vindo a família, Blueberry.</text:p>
          </table:table-cell>
          <table:table-cell table:style-name="ce2" table:number-columns-repeated="16"/>
          <table:table-cell table:number-columns-repeated="998"/>
        </table:table-row>
        <table:table-row table:style-name="ro8">
          <table:table-cell table:style-name="ce18" table:formula="of:=[.A1354]+1" office:value-type="date" office:date-value="2025-08-22" calcext:value-type="date">
            <text:p>2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Fortes emoções, entrevista com bom fit, recebimento do bônus do semestre, muita diversão e alegria, reencontro com amigo de longa dat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55]+1" office:value-type="date" office:date-value="2025-08-23" calcext:value-type="date">
            <text:p>2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repleto de bênçãos e alegrias, em família, com ensaio de louvores maravilhoso, com PG e comunhão com os irmãos e… O Blueberry veio pra ca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amos muito no PG.</text:p>
          </table:table-cell>
          <table:table-cell table:style-name="ce2" table:number-columns-repeated="16"/>
          <table:table-cell table:number-columns-repeated="998"/>
        </table:table-row>
        <table:table-row table:style-name="ro13">
          <table:table-cell table:style-name="ce18" table:formula="of:=[.A1356]+1" office:value-type="date" office:date-value="2025-08-24" calcext:value-type="date">
            <text:p>2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7]+1" office:value-type="date" office:date-value="2025-08-25" calcext:value-type="date">
            <text:p>2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udo transcorreu bem ao longo do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58]+1" office:value-type="date" office:date-value="2025-08-26" calcext:value-type="date">
            <text:p>26/08/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 Mas, tivemos uma alegria imensa em participar da gravação do nosso amado irmão, Mateus Lop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18" table:formula="of:=[.A1359]+1" office:value-type="date" office:date-value="2025-08-27" calcext:value-type="date">
            <text:p>27/08/2025</text:p>
          </table:table-cell>
          <table:table-cell table:style-name="ce28" table:number-columns-repeated="2"/>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0]+1" office:value-type="date" office:date-value="2025-08-28" calcext:value-type="date">
            <text:p>2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belíssimo escritório da XP, aqui em Uberlândia e fiz o meu pré planejamento de investimentos com meu novo Assessor B2C.</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1]+1" office:value-type="date" office:date-value="2025-08-29" calcext:value-type="date">
            <text:p>2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Nos reunimos com nossos irmãos Jorlano e Raquel e suas filhas fofas, Elisa e Eloá e foi um momen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2]+1" office:value-type="date" office:date-value="2025-08-30" calcext:value-type="date">
            <text:p>3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egamos o doc do Blueberry para transferência e passamos um dia abençoado e maravilho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ive um dia de “Princeso” e codei muito.</text:p>
          </table:table-cell>
          <table:table-cell table:style-name="ce2" table:number-columns-repeated="16"/>
          <table:table-cell table:number-columns-repeated="998"/>
        </table:table-row>
        <table:table-row table:style-name="ro5">
          <table:table-cell table:style-name="ce18" table:formula="of:=[.A1363]+1" office:value-type="date" office:date-value="2025-08-31" calcext:value-type="date">
            <text:p>31/08/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364]+1" office:value-type="date" office:date-value="2025-09-01" calcext:value-type="date">
            <text:p>01/09/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Recebemos uma unção muito forte na apresentação abençoada do Morad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5]+1" office:value-type="date" office:date-value="2025-09-02" calcext:value-type="date">
            <text:p>02/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66]+1" office:value-type="date" office:date-value="2025-09-03" calcext:value-type="date">
            <text:p>0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CURA e libertação, dia de dizer NÃO e, assim, dizer SIM. Glória a Deus!!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67]+1" office:value-type="date" office:date-value="2025-09-04" calcext:value-type="date">
            <text:p>0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várias coisas em casa.</text:p>
          </table:table-cell>
          <table:table-cell table:style-name="ce2" table:number-columns-repeated="16"/>
          <table:table-cell table:number-columns-repeated="998"/>
        </table:table-row>
        <table:table-row table:style-name="ro13">
          <table:table-cell table:style-name="ce18" table:formula="of:=[.A1368]+1" office:value-type="date" office:date-value="2025-09-05" calcext:value-type="date">
            <text:p>0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3">
          <table:table-cell table:style-name="ce18" table:formula="of:=[.A1369]+1" office:value-type="date" office:date-value="2025-09-06" calcext:value-type="date">
            <text:p>0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Ótimo dia em família e ainda tivemos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0">
          <table:table-cell table:style-name="ce18" table:formula="of:=[.A1370]+1" office:value-type="date" office:date-value="2025-09-07" calcext:value-type="date">
            <text:p>0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ntas bênçãos num só dia: desfilamos em família o 7 de setembro com o Blueberry, minha mãe estava junto; fizemos almoço com churrasco na nova grelha parrilha argentina para minha família; os cultos foram maravilhosos na igrej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1]+1" office:value-type="date" office:date-value="2025-09-08" calcext:value-type="date">
            <text:p>0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72]+1" office:value-type="date" office:date-value="2025-09-09" calcext:value-type="date">
            <text:p>09/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Estava tudo correndo razoavelmente bem, porém, do NADA, meu gerente está muito estranho e foi até agressivo comigo hoj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u planejamento de investimentos com o Assessor e Investor XP.</text:p>
          </table:table-cell>
          <table:table-cell table:style-name="ce2" table:number-columns-repeated="16"/>
          <table:table-cell table:number-columns-repeated="998"/>
        </table:table-row>
        <table:table-row table:style-name="ro13">
          <table:table-cell table:style-name="ce18" table:formula="of:=[.A1373]+1" office:value-type="date" office:date-value="2025-09-10" calcext:value-type="date">
            <text:p>1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4]+1" office:value-type="date" office:date-value="2025-09-11" calcext:value-type="date">
            <text:p>1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75]+1" office:value-type="date" office:date-value="2025-09-12" calcext:value-type="date">
            <text:p>1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6]+1" office:value-type="date" office:date-value="2025-09-13" calcext:value-type="date">
            <text:p>1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8">
          <table:table-cell table:style-name="ce18" table:formula="of:=[.A1377]+1" office:value-type="date" office:date-value="2025-09-14" calcext:value-type="date">
            <text:p>1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bênçãos: fizemos almoço com churrasco na nova grelha parrilha argentina para nossos irmãos, amigos e pastores queridos e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8]+1" office:value-type="date" office:date-value="2025-09-15" calcext:value-type="date">
            <text:p>1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9]+1" office:value-type="date" office:date-value="2025-09-16" calcext:value-type="date">
            <text:p>1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380]+1" office:value-type="date" office:date-value="2025-09-17" calcext:value-type="date">
            <text:p>17/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O clima na XP tá péssimo, as propostas de trabalho que tão surgindo não fazem sentido. Sigo com Fé!!</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1]+1" office:value-type="date" office:date-value="2025-09-18" calcext:value-type="date">
            <text:p>1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com Fé e vivendo um dia de cada ve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21" table:formula="of:=[.A1382]+1" office:value-type="date" office:date-value="2025-09-19" calcext:value-type="date">
            <text:p>19/09/2025</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TRÊS anos de XP, três anos como profissional de desenvolvimento, em Tech!!</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Transferi o Blueberry pro meu nome.</text:p>
          </table:table-cell>
          <table:table-cell table:style-name="ce2" table:number-columns-repeated="16"/>
          <table:table-cell table:number-columns-repeated="998"/>
        </table:table-row>
        <table:table-row table:style-name="ro13">
          <table:table-cell table:style-name="ce18" table:formula="of:=[.A1383]+1" office:value-type="date" office:date-value="2025-09-20" calcext:value-type="date">
            <text:p>2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18" table:formula="of:=[.A1384]+1" office:value-type="date" office:date-value="2025-09-21" calcext:value-type="date">
            <text:p>2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mos os 8 aninhos da nossa querida Anna e 5 aninhos da nossa adorada Bellinh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385]+1" office:value-type="date" office:date-value="2025-09-22" calcext:value-type="date">
            <text:p>2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6]+1" office:value-type="date" office:date-value="2025-09-23" calcext:value-type="date">
            <text:p>2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7]+1" office:value-type="date" office:date-value="2025-09-24" calcext:value-type="date">
            <text:p>2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8]+1" office:value-type="date" office:date-value="2025-09-25" calcext:value-type="date">
            <text:p>2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9]+1" office:value-type="date" office:date-value="2025-09-26" calcext:value-type="date">
            <text:p>2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90]+1" office:value-type="date" office:date-value="2025-09-27" calcext:value-type="date">
            <text:p>2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sozinho, pois, minhas meninas estão no acampamento da igreja, mas, O Senhor me presenteou com um dia maravilhoso com meus pais e am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BÊNÇÃO: joguei vôlei com a turma.</text:p>
          </table:table-cell>
          <table:table-cell table:style-name="ce2" table:number-columns-repeated="16"/>
          <table:table-cell table:number-columns-repeated="998"/>
        </table:table-row>
        <table:table-row table:style-name="ro6">
          <table:table-cell table:style-name="ce18" table:formula="of:=[.A1391]+1" office:value-type="date" office:date-value="2025-09-28" calcext:value-type="date">
            <text:p>2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Minha esposa e filha chegaram do acampamento e passamos o resto do dia jun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2]+1" office:value-type="date" office:date-value="2025-09-29" calcext:value-type="date">
            <text:p>29/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93]+1" office:value-type="date" office:date-value="2025-09-30" calcext:value-type="date">
            <text:p>3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18" table:formula="of:=[.A1394]+1" office:value-type="date" office:date-value="2025-10-01" calcext:value-type="date">
            <text:p>0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95]+1" office:value-type="date" office:date-value="2025-10-02" calcext:value-type="date">
            <text:p>0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vendo pra entrar como investidor no ramo da construção civi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6">
          <table:table-cell table:style-name="ce18" table:formula="of:=[.A1396]+1" office:value-type="date" office:date-value="2025-10-03" calcext:value-type="date">
            <text:p>03/10/2025</text:p>
          </table:table-cell>
          <table:table-cell table:style-name="ce28" table:number-columns-repeated="4"/>
          <table:table-cell table:style-name="ce28" office:value-type="string" calcext:value-type="string">
            <text:p>X</text:p>
          </table:table-cell>
          <table:table-cell table:style-name="ce42" office:value-type="string" calcext:value-type="string">
            <text:p>Mental e fisicamente esgotado. Deus, preciso de novidade de vida, principalmente, profissional.</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397]+1" office:value-type="date" office:date-value="2025-10-04" calcext:value-type="date">
            <text:p>0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98]+1" office:value-type="date" office:date-value="2025-10-05" calcext:value-type="date">
            <text:p>0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9]+1" office:value-type="date" office:date-value="2025-10-06" calcext:value-type="date">
            <text:p>0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amos às segundas-feiras e 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400]+1" office:value-type="date" office:date-value="2025-10-07" calcext:value-type="date">
            <text:p>0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normal, mas, poderia ter sido um pouco melhor, enfi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18" table:formula="of:=[.A1401]+1" office:value-type="date" office:date-value="2025-10-08" calcext:value-type="date">
            <text:p>08/10/2025</text:p>
          </table:table-cell>
          <table:table-cell table:style-name="ce28" table:number-columns-repeated="4"/>
          <table:table-cell table:style-name="ce28" office:value-type="string" calcext:value-type="string">
            <text:p>X</text:p>
          </table:table-cell>
          <table:table-cell table:style-name="ce42" office:value-type="string" calcext:value-type="string">
            <text:p>Lá vou eu ter que operar DE NOVO, desta vez, o dedo da mão. Enfim… Que O Senhor abenço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3" table:number-rows-repeated="15">
          <table:table-cell table:style-name="ce2"/>
          <table:table-cell table:style-name="ce7" table:number-columns-repeated="5"/>
          <table:table-cell table:style-name="ce2" table:number-columns-repeated="20"/>
          <table:table-cell table:number-columns-repeated="998"/>
        </table:table-row>
        <table:table-row table:style-name="ro3" table:number-rows-repeated="1047158">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10-08">00/00/0000</text:date>, <text:time style:data-style-name="N2" text:time-value="21:13:18.879882970">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10-08T21:14:12.558014862</dc:date>
    <meta:editing-duration>P1DT12H8M10S</meta:editing-duration>
    <meta:editing-cycles>1383</meta:editing-cycles>
    <meta:document-statistic meta:table-count="1" meta:cell-count="8428" meta:object-count="0"/>
  </office:meta>
</office:document-meta>
</file>